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171.01pt"/>
    </style:style>
    <style:style style:name="co6" style:family="table-column">
      <style:table-column-properties fo:break-before="auto" style:column-width="798.01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101.99pt"/>
    </style:style>
    <style:style style:name="co9" style:family="table-column">
      <style:table-column-properties fo:break-before="auto" style:column-width="85.49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94.51pt"/>
    </style:style>
    <style:style style:name="co12" style:family="table-column">
      <style:table-column-properties fo:break-before="auto" style:column-width="82.49pt"/>
    </style:style>
    <style:style style:name="co13" style:family="table-column">
      <style:table-column-properties fo:break-before="auto" style:column-width="65.99pt"/>
    </style:style>
    <style:style style:name="co14" style:family="table-column">
      <style:table-column-properties fo:break-before="auto" style:column-width="50.26pt"/>
    </style:style>
    <style:style style:name="co15" style:family="table-column">
      <style:table-column-properties fo:break-before="auto" style:column-width="75.74pt"/>
    </style:style>
    <style:style style:name="co16" style:family="table-column">
      <style:table-column-properties fo:break-before="auto" style:column-width="76.51pt"/>
    </style:style>
    <style:style style:name="co17" style:family="table-column">
      <style:table-column-properties fo:break-before="auto" style:column-width="96.01pt"/>
    </style:style>
    <style:style style:name="co18" style:family="table-column">
      <style:table-column-properties fo:break-before="auto" style:column-width="101.25pt"/>
    </style:style>
    <style:style style:name="co19" style:family="table-column">
      <style:table-column-properties fo:break-before="auto" style:column-width="301.49pt"/>
    </style:style>
    <style:style style:name="co20" style:family="table-column">
      <style:table-column-properties fo:break-before="auto" style:column-width="80.25pt"/>
    </style:style>
    <style:style style:name="co21" style:family="table-column">
      <style:table-column-properties fo:break-before="auto" style:column-width="86.26pt"/>
    </style:style>
    <style:style style:name="co22" style:family="table-column">
      <style:table-column-properties fo:break-before="auto" style:column-width="107.26pt"/>
    </style:style>
    <style:style style:name="co23" style:family="table-column">
      <style:table-column-properties fo:break-before="auto" style:column-width="110.24pt"/>
    </style:style>
    <style:style style:name="co24" style:family="table-column">
      <style:table-column-properties fo:break-before="auto" style:column-width="69pt"/>
    </style:style>
    <style:style style:name="co25" style:family="table-column">
      <style:table-column-properties fo:break-before="auto" style:column-width="25.51pt"/>
    </style:style>
    <style:style style:name="co26" style:family="table-column">
      <style:table-column-properties fo:break-before="auto" style:column-width="78.75pt"/>
    </style:style>
    <style:style style:name="co27" style:family="table-column">
      <style:table-column-properties fo:break-before="auto" style:column-width="73.5pt"/>
    </style:style>
    <style:style style:name="co28" style:family="table-column">
      <style:table-column-properties fo:break-before="auto" style:column-width="93pt"/>
    </style:style>
    <style:style style:name="co29" style:family="table-column">
      <style:table-column-properties fo:break-before="auto" style:column-width="26.25pt"/>
    </style:style>
    <style:style style:name="co30" style:family="table-column">
      <style:table-column-properties fo:break-before="auto" style:column-width="72.74pt"/>
    </style:style>
    <style:style style:name="co31" style:family="table-column">
      <style:table-column-properties fo:break-before="auto" style:column-width="168.75pt"/>
    </style:style>
    <style:style style:name="co32" style:family="table-column">
      <style:table-column-properties fo:break-before="auto" style:column-width="191.99pt"/>
    </style:style>
    <style:style style:name="co33" style:family="table-column">
      <style:table-column-properties fo:break-before="auto" style:column-width="536.26pt"/>
    </style:style>
    <style:style style:name="co34" style:family="table-column">
      <style:table-column-properties fo:break-before="auto" style:column-width="105.76pt"/>
    </style:style>
    <style:style style:name="co35" style:family="table-column">
      <style:table-column-properties fo:break-before="auto" style:column-width="127.5pt"/>
    </style:style>
    <style:style style:name="co36" style:family="table-column">
      <style:table-column-properties fo:break-before="auto" style:column-width="139.4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46.49pt" fo:break-before="auto" style:use-optimal-row-height="fals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observation">
      <style:table-properties table:display="true" style:writing-mode="lr-tb"/>
    </style:style>
    <style:style style:name="ta4" style:family="table" style:master-page-name="PageStyle_5f_layer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66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66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ff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66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66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66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Em seguida, preencha as abas ‘profile’ e ’layer’. A descrição de cada coluna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eletados – foram adicionados para auxiliar o preenchimento dessas abas.</text:p>
          </table:table-cell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compartilhar conosco, use as linhas e colunas com o símbolo ‘(...)’. Preste atenção</text:p>
          </table:table-cell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as cores usadas para identificar as colunas:</text:p>
          </table:table-cell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2" office:value-type="string" calcext:value-type="string">
            <text:p>Preenchimento obrigatóri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2" office:value-type="string" calcext:value-type="string">
            <text:p>Preenchimento recomendad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6"/>
          <table:table-cell table:style-name="ce2" office:value-type="string" calcext:value-type="string">
            <text:p>Preenchimento sugerid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7"/>
          <table:table-cell table:style-name="ce2" office:value-type="string" calcext:value-type="string">
            <text:p>Preenchimento facultativ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Entre em contato conosco caso você tenha dificuldades para preencher a planilha.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8" table:formula="of:=HYPERLINK(&quot;http://www/&quot;;&quot;Homepage: http://www.ufsm.br/febr/contact.html&quot;)" office:value-type="string" office:string-value="Homepage: http://www.ufsm.br/febr/contact.html" calcext:value-type="string" table:number-columns-spanned="6" table:number-rows-spanned="1">
            <text:p>Homepage: http://www.ufsm.br/febr/contact.html</text:p>
          </table:table-cell>
          <table:covered-table-cell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table:formula="of:=HYPERLINK(&quot;mailto:alessandrosamuel@mail.ufsm.br&quot;;&quot;Email: alessandrosamuel@mail.ufsm.br&quot;)" office:value-type="string" office:string-value="Email: alessandrosamuel@mail.ufsm.br" calcext:value-type="string" table:number-columns-spanned="6" table:number-rows-spanned="1">
            <text:p>Email: alessandrosamuel@mail.ufsm.br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 table:number-rows-repeated="976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set" table:style-name="ta2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2"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dat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taset_id</text:p>
          </table:table-cell>
          <table:table-cell table:style-name="ce14" office:value-type="string" calcext:value-type="string">
            <text:p>Código do conjunto de dados. Esse código será usado como identificador na base de dados de ferro do solo. Ex.: fe0001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taset_title</text:p>
          </table:table-cell>
          <table:table-cell table:style-name="ce14" office:value-type="string" calcext:value-type="string">
            <text:p>Título do conjunto de dados ou do projeto, tese, dissertação, etc que gerou o conjunto de dados. Ex.: Matéria orgânica e características físicas, químicas, <text:s/>mineralógicas e espectrais de latossolos de diferentes ambiente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taset_description</text:p>
          </table:table-cell>
          <table:table-cell table:style-name="ce14" office:value-type="string" calcext:value-type="string">
            <text:p>Descrição do conjunto de dados, incluíndo uma descrição da estratégia utilizada para seleção dos locais de observação e amostragem do solo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ublication_date</text:p>
          </table:table-cell>
          <table:table-cell table:style-name="ce14" office:value-type="string" calcext:value-type="string">
            <text:p>Data de publicação do conjunto de dados no formato (dd-mm-aaaa). Ex.: 25-08-2002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taset_version</text:p>
          </table:table-cell>
          <table:table-cell table:style-name="ce14" office:value-type="string" calcext:value-type="string">
            <text:p>Versão do conjunto de dados. Ex.: 1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taset_license</text:p>
          </table:table-cell>
          <table:table-cell table:style-name="ce15" office:value-type="string" calcext:value-type="string">
            <text:p>Licença de uso do conjunto de dados. Opções sugeridas: CC BY (Atribuição) ou CC BY-NC (Atribuição Não-Comercial). Veja mais em https://br.creativecommons.org/licencas/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ganization_name</text:p>
          </table:table-cell>
          <table:table-cell table:style-name="ce14" office:value-type="string" calcext:value-type="string">
            <text:p>Nome da organização que gerou ou é responsável pelo conjunto de dados. Ex.: Universidade Federal do Rio Grande do Su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ganization_url</text:p>
          </table:table-cell>
          <table:table-cell table:style-name="ce15" office:value-type="string" calcext:value-type="string">
            <text:p>Endereço da organização na Internet. Ex.: http://www.ufrgs.br/agronomia/joomla/index.php/ensino/pos-graduacao/pg-em-ciencia-do-solo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ganization_country</text:p>
          </table:table-cell>
          <table:table-cell table:style-name="ce14" office:value-type="string" calcext:value-type="string">
            <text:p>País da organização. Ex.: Bras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ganization_city</text:p>
          </table:table-cell>
          <table:table-cell table:style-name="ce14" office:value-type="string" calcext:value-type="string">
            <text:p>Cidade da organização. Ex.: Porto Alegr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ganization_postal_code</text:p>
          </table:table-cell>
          <table:table-cell table:style-name="ce14" office:value-type="string" calcext:value-type="string">
            <text:p>Código postal da organização. Ex.: 91540-000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ganization_street_name</text:p>
          </table:table-cell>
          <table:table-cell table:style-name="ce14" office:value-type="string" calcext:value-type="string">
            <text:p>Nome da rua da organização. Ex.: Av. Bento Gonçalve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ganization_street_number</text:p>
          </table:table-cell>
          <table:table-cell table:style-name="ce14" office:value-type="string" calcext:value-type="string">
            <text:p>Número da organização em sua rua. Ex.: 7712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uthor_first_name</text:p>
          </table:table-cell>
          <table:table-cell table:style-name="ce14" office:value-type="string" calcext:value-type="string">
            <text:p>Primeiro nome do(a) autor(a) ou responsável pelo do conjunto de dados. Ex.: Ricardo Simão Diniz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uthor_last_name</text:p>
          </table:table-cell>
          <table:table-cell table:style-name="ce14" office:value-type="string" calcext:value-type="string">
            <text:p>Último nome do(a) autor(a) ou responsável pelo conjunto de dados. Ex.: Dalmoli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uthor_email</text:p>
          </table:table-cell>
          <table:table-cell table:style-name="ce15" office:value-type="string" calcext:value-type="string">
            <text:p>Endereço de email do(a) autor(a) ou responsável pelo conjunto de dados. Ex.: dalmolin@ufsm.br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taset_reference_i</text:p>
          </table:table-cell>
          <table:table-cell table:style-name="ce14" office:value-type="string" calcext:value-type="string">
            <text:p>Referências a documentos ou artigos científicos onde o conjunto de dados foi usado pela primeira vez. Um DOI é preferido, mas uma URL também pode ser usada. Ex.: 10.1111/j.1365-2389.2005.00755.x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ubject</text:p>
          </table:table-cell>
          <table:table-cell table:style-name="ce14" office:value-type="string" calcext:value-type="string">
            <text:p>Área de especialidade da Agronomia -- Ciência do Solo, segundo tabelas da CAPES e CNPq, à qual o conjunto de dados está relacionado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keywords</text:p>
          </table:table-cell>
          <table:table-cell table:style-name="ce14" office:value-type="string" calcext:value-type="string">
            <text:p>Termos que descrevem aspectos importantes do conjunto de dados, separados por ponto e vírgula.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ervation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" table:default-cell-style-name="Default"/>
        <table:table-column table:style-name="co4" table:number-columns-repeated="992" table:default-cell-style-name="Default"/>
        <table:table-row table:style-name="ro1">
          <table:table-cell table:style-name="ce16" office:value-type="string" calcext:value-type="string">
            <office:annotation draw:style-name="gr1" draw:text-style-name="P2" svg:width="315.01pt" svg:height="29.17pt" svg:x="100.49pt" svg:y="16.16pt" draw:caption-point-x="-11.54pt" draw:caption-point-y="-15.87pt">
              <dc:date>2017-04-12T00:00:00</dc:date>
              <text:p text:style-name="P1">Identificador exclusivo da observação usado no conjunto de dados de origem.</text:p>
            </office:annotation>
            <text:p>observation_id</text:p>
          </table:table-cell>
          <table:table-cell table:style-name="ce18" office:value-type="string" calcext:value-type="string">
            <office:annotation draw:style-name="gr1" draw:text-style-name="P2" svg:width="307.5pt" svg:height="21pt" svg:x="202.48pt" svg:y="20.24pt" draw:caption-point-x="-11.54pt" draw:caption-point-y="-19.96pt">
              <dc:date>2017-04-12T00:00:00</dc:date>
              <text:p text:style-name="P1">Data da observação no formato (dd-mm-aaaa)</text:p>
            </office:annotation>
            <text:p>observation_date</text:p>
          </table:table-cell>
          <table:table-cell table:style-name="ce18" office:value-type="string" calcext:value-type="string">
            <office:annotation draw:style-name="gr1" draw:text-style-name="P2" svg:width="304.5pt" svg:height="40.9pt" svg:x="288pt" svg:y="10.29pt" draw:caption-point-x="-11.54pt" draw:caption-point-y="-10.01pt">
              <dc:date>2017-04-12T00:00:00</dc:date>
              <text:p text:style-name="P1">Sistema de coordenadas utilizado. Por exemplo: WGS 84, SAD 69, SIRGAS 2000, para coordenadas geográficas (graus), ou WGS 84 UTM 23S, SIRGAS 2000 UTM 23S, para coordenadas métricas.</text:p>
            </office:annotation>
            <text:p>coord_system</text:p>
          </table:table-cell>
          <table:table-cell table:style-name="ce18" office:value-type="string" calcext:value-type="string">
            <office:annotation draw:style-name="gr1" draw:text-style-name="P2" svg:width="306.74pt" svg:height="29.17pt" svg:x="351.75pt" svg:y="16.16pt" draw:caption-point-x="-11.54pt" draw:caption-point-y="-15.87pt">
              <dc:date>2017-04-12T00:00:00</dc:date>
              <text:p text:style-name="P1">Coordenada X. O mesmo que Longitude desde que em coordenadas geográficas (graus).</text:p>
            </office:annotation>
            <text:p>coord_x</text:p>
          </table:table-cell>
          <table:table-cell table:style-name="ce18" office:value-type="string" calcext:value-type="string">
            <office:annotation draw:style-name="gr1" draw:text-style-name="P2" svg:width="293.24pt" svg:height="29.17pt" svg:x="415.5pt" svg:y="16.16pt" draw:caption-point-x="-11.54pt" draw:caption-point-y="-15.87pt">
              <dc:date>2017-04-12T00:00:00</dc:date>
              <text:p text:style-name="P1">Coordenada Y. O mesmo que Latitude desde que em coordenadas geográficas (graus).</text:p>
            </office:annotation>
            <text:p>coord_y</text:p>
          </table:table-cell>
          <table:table-cell table:style-name="ce18" office:value-type="string" calcext:value-type="string">
            <office:annotation draw:style-name="gr1" draw:text-style-name="P2" svg:width="274.51pt" svg:height="21pt" svg:x="509.98pt" svg:y="20.24pt" draw:caption-point-x="-11.54pt" draw:caption-point-y="-19.96pt">
              <dc:date>2017-04-12T00:00:00</dc:date>
              <text:p text:style-name="P1">Erro das coordenadas em metros.</text:p>
            </office:annotation>
            <text:p>coord_accuracy</text:p>
          </table:table-cell>
          <table:table-cell table:style-name="ce18" office:value-type="string" calcext:value-type="string">
            <office:annotation draw:style-name="gr1" draw:text-style-name="P2" svg:width="268.5pt" svg:height="40.9pt" svg:x="592.5pt" svg:y="10.29pt" draw:caption-point-x="-11.54pt" draw:caption-point-y="-10.01pt">
              <dc:date>2017-04-12T00:00:00</dc:date>
              <text:p text:style-name="P1">"GPS" se as coordenadas vêm de um GPS, "MAPA" se as coordenadas vêm de um mapa, “WEB” se as coordenadas vêm de um serviço web como o Google Maps.</text:p>
            </office:annotation>
            <text:p>coord_source</text:p>
          </table:table-cell>
          <table:table-cell table:style-name="ce18" office:value-type="string" calcext:value-type="string">
            <office:annotation draw:style-name="gr1" draw:text-style-name="P2" svg:width="298.49pt" svg:height="29.17pt" svg:x="658.49pt" svg:y="16.16pt" draw:caption-point-x="-11.54pt" draw:caption-point-y="-15.87pt">
              <dc:date>2017-04-12T00:00:00</dc:date>
              <text:p text:style-name="P1">Código ISO 3166-1 alpha-2 do país. No caso do Brasil, o código é BR.</text:p>
            </office:annotation>
            <text:p>country_id</text:p>
          </table:table-cell>
          <table:table-cell table:style-name="ce18" office:value-type="string" calcext:value-type="string">
            <office:annotation draw:style-name="gr1" draw:text-style-name="P2" svg:width="324.74pt" svg:height="29.17pt" svg:x="708.75pt" svg:y="16.16pt" draw:caption-point-x="-11.54pt" draw:caption-point-y="-15.87pt">
              <dc:date>2017-04-12T00:00:00</dc:date>
              <text:p text:style-name="P1">Sigla da unidade da federação onde a observação foi realizada. Por exemplo, RS para o Rio Grande do Sul.</text:p>
            </office:annotation>
            <text:p>state_id</text:p>
          </table:table-cell>
          <table:table-cell table:style-name="ce18" office:value-type="string" calcext:value-type="string">
            <office:annotation draw:style-name="gr1" draw:text-style-name="P2" svg:width="357pt" svg:height="21pt" svg:x="784.49pt" svg:y="20.24pt" draw:caption-point-x="-11.54pt" draw:caption-point-y="-19.96pt">
              <dc:date>2017-04-12T00:00:00</dc:date>
              <text:p text:style-name="P1">Nome da cidade/município onde a observação foi realizada.</text:p>
            </office:annotation>
            <text:p>city_id</text:p>
          </table:table-cell>
          <table:table-cell table:style-name="ce18" office:value-type="string" calcext:value-type="string">
            <office:annotation draw:style-name="gr1" draw:text-style-name="P2" svg:width="381.74pt" svg:height="21pt" svg:x="861pt" svg:y="20.24pt" draw:caption-point-x="-11.54pt" draw:caption-point-y="-19.96pt">
              <dc:date>2017-04-12T00:00:00</dc:date>
              <text:p text:style-name="P1">Tipo de amostragem. Opções: SIMPLES ou COMPOSTA.</text:p>
            </office:annotation>
            <text:p>sample_type</text:p>
          </table:table-cell>
          <table:table-cell table:style-name="ce18" office:value-type="string" calcext:value-type="string">
            <office:annotation draw:style-name="gr1" draw:text-style-name="P2" svg:width="587.25pt" svg:height="29.17pt" svg:x="956.98pt" svg:y="16.16pt" draw:caption-point-x="-11.54pt" draw:caption-point-y="-15.87pt">
              <dc:date>2017-04-12T00:00:00</dc:date>
              <text:p text:style-name="P1">Número de amostras. Um (1) quando o valor da variável anterior é SIMPLES ou mais para COMPOSTA. Expressar o valor com números inteiros.</text:p>
            </office:annotation>
            <text:p>sample_number</text:p>
          </table:table-cell>
          <table:table-cell table:style-name="ce18" office:value-type="string" calcext:value-type="string">
            <office:annotation draw:style-name="gr1" draw:text-style-name="P2" svg:width="591pt" svg:height="21pt" svg:x="1033.48pt" svg:y="20.24pt" draw:caption-point-x="-11.54pt" draw:caption-point-y="-19.96pt">
              <dc:date>2017-04-12T00:00:00</dc:date>
              <text:p text:style-name="P1">Área amostral (m²). Por exemplo, a área de uma trincheira costuma ser de 1 m².</text:p>
            </office:annotation>
            <text:p>sample_area</text:p>
          </table:table-cell>
          <table:table-cell table:style-name="ce19" office:value-type="string" calcext:value-type="string">
            <office:annotation draw:style-name="gr1" draw:text-style-name="P2" svg:width="569.25pt" svg:height="29.17pt" svg:x="1141.48pt" svg:y="16.16pt" draw:caption-point-x="-11.54pt" draw:caption-point-y="-15.87pt">
              <dc:date>2017-04-12T00:00:00</dc:date>
              <text:p text:style-name="P1">Sistema de classificação do solo utilizado para classificar a observação. Por exemplo: SiBCS, para o Sistema Brasileiro de Classificação do Solo, ST, para o Soil Taxonomy, WRB, para o World Reference Base.</text:p>
            </office:annotation>
            <text:p>taxonomy_name_i</text:p>
          </table:table-cell>
          <table:table-cell table:style-name="ce19" office:value-type="string" calcext:value-type="string">
            <office:annotation draw:style-name="gr1" draw:text-style-name="P2" svg:width="575.26pt" svg:height="21pt" svg:x="1242.74pt" svg:y="20.24pt" draw:caption-point-x="-11.54pt" draw:caption-point-y="-19.96pt">
              <dc:date>2017-04-12T00:00:00</dc:date>
              <text:p text:style-name="P1">Ano de publicação do sistema de classificação do solo utilizado.</text:p>
            </office:annotation>
            <text:p>taxonomy_year_i</text:p>
          </table:table-cell>
          <table:table-cell table:style-name="ce19" office:value-type="string" calcext:value-type="string">
            <office:annotation draw:style-name="gr1" draw:text-style-name="P2" svg:width="384.01pt" svg:height="21pt" svg:x="1544.23pt" svg:y="20.24pt" draw:caption-point-x="-11.54pt" draw:caption-point-y="-19.96pt">
              <dc:date>2017-04-12T00:00:00</dc:date>
              <text:p text:style-name="P1">Nome da classificação da observação. Por exemplo: Latossolo Vermelho.</text:p>
            </office:annotation>
            <text:p>taxon_name_i</text:p>
          </table:table-cell>
          <table:table-cell table:style-name="ce19" office:value-type="string" calcext:value-type="string">
            <office:annotation draw:style-name="gr1" draw:text-style-name="P2" svg:width="372.76pt" svg:height="21pt" svg:x="1624.48pt" svg:y="20.24pt" draw:caption-point-x="-11.54pt" draw:caption-point-y="-19.96pt">
              <dc:date>2017-04-12T00:00:00</dc:date>
              <text:p text:style-name="P1">Código da classificação da observação. Por exemplo: LV.</text:p>
            </office:annotation>
            <text:p>taxon_code_i</text:p>
          </table:table-cell>
          <table:table-cell table:style-name="ce19" office:value-type="string" calcext:value-type="string">
            <office:annotation draw:style-name="gr1" draw:text-style-name="P2" svg:width="312.01pt" svg:height="52.64pt" svg:x="1710.74pt" svg:y="4.42pt" draw:caption-point-x="-11.54pt" draw:caption-point-y="-4.14pt">
              <dc:date>2017-04-12T00:00:00</dc:date>
              <text:p text:style-name="P1">Rocha subjacente ao local de observação. Por exemplo: BASALTO. Veja a Tabela 12 de http://www.fao.org/docrep/019/a0541e/a0541e.pdf para mais informações.</text:p>
            </office:annotation>
            <text:p>litology_name</text:p>
          </table:table-cell>
          <table:table-cell table:style-name="ce20" office:value-type="string" calcext:value-type="string">
            <office:annotation draw:style-name="gr1" draw:text-style-name="P2" svg:width="272.98pt" svg:height="76.11pt" svg:x="1818pt" svg:y="-7.31pt" draw:caption-point-x="-11.54pt" draw:caption-point-y="7.6pt">
              <dc:date>2017-04-12T00:00:00</dc:date>
              <text:p text:style-name="P1">Uso da terra no momento da observação. Opções: AGRICULTURA, MISTO, CRIAÇÃO ANIMAL, SILVICULTURA, PROTEÇÃO DA NATUREZA, <text:s/>URBANO, MILITAR, OUTRO. Veja a Tabela 8 de http://www.fao.org/docrep/019/a0541e/a0541e.pdf para mais informações.</text:p>
            </office:annotation>
            <text:p>landuse_name</text:p>
          </table:table-cell>
          <table:table-cell table:style-name="ce20" office:value-type="string" calcext:value-type="string">
            <office:annotation draw:style-name="gr1" draw:text-style-name="P2" svg:width="231pt" svg:height="76.11pt" svg:x="1928.24pt" svg:y="-7.31pt" draw:caption-point-x="-11.54pt" draw:caption-point-y="7.6pt">
              <dc:date>2017-04-12T00:00:00</dc:date>
              <text:p text:style-name="P1">Tipo de manejo do solo empregado no local de observação. Por exemplo: Pastoreio extensivo, Cultivo irrigado, Uso recreativo, entre outros. Veja a Tabela 8 de http://www.fao.org/docrep/019/a0541e/a0541e.pdf para mais informações.</text:p>
            </office:annotation>
            <text:p>management_type</text:p>
          </table:table-cell>
          <table:table-cell table:style-name="ce22" office:value-type="string" calcext:value-type="string">
            <office:annotation draw:style-name="gr1" draw:text-style-name="P2" svg:width="230.26pt" svg:height="40.9pt" svg:x="1997.23pt" svg:y="10.29pt" draw:caption-point-x="-11.54pt" draw:caption-point-y="-10.01pt">
              <dc:date>2017-04-12T00:00:00</dc:date>
              <text:p text:style-name="P1">Cultura principal no local de observação. Usada para usos da terra como agricultura, misto e silvicultura. Ex.: Milho, Arroz, Feijão.</text:p>
            </office:annotation>
            <text:p>crop_name</text:p>
          </table:table-cell>
          <table:table-cell table:style-name="ce23" office:value-type="string" calcext:value-type="string">
            <text:p>(…)</text:p>
          </table:table-cell>
          <table:table-cell table:style-name="ce24" table:number-columns-repeated="10"/>
          <table:table-cell table:number-columns-repeated="992"/>
        </table:table-row>
        <table:table-row table:style-name="ro1">
          <table:table-cell table:style-name="ce17" office:value-type="string" calcext:value-type="string">
            <text:p>LVd-1</text:p>
          </table:table-cell>
          <table:table-cell table:style-name="ce17" office:value-type="string" calcext:value-type="string">
            <text:p>05-08-2000</text:p>
          </table:table-cell>
          <table:table-cell table:style-name="ce17" office:value-type="string" calcext:value-type="string">
            <text:p>WGS 84</text:p>
          </table:table-cell>
          <table:table-cell table:style-name="ce17" office:value-type="float" office:value="-53.56753" calcext:value-type="float">
            <text:p>-53.56753</text:p>
          </table:table-cell>
          <table:table-cell table:style-name="ce17" office:value-type="float" office:value="-28.689275" calcext:value-type="float">
            <text:p>-28.68927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WEB</text:p>
          </table:table-cell>
          <table:table-cell table:style-name="ce17" office:value-type="string" calcext:value-type="string">
            <text:p>BR</text:p>
          </table:table-cell>
          <table:table-cell table:style-name="ce17" office:value-type="string" calcext:value-type="string">
            <text:p>RS</text:p>
          </table:table-cell>
          <table:table-cell table:style-name="ce17" office:value-type="string" calcext:value-type="string">
            <text:p>Cruz Alta</text:p>
          </table:table-cell>
          <table:table-cell table:style-name="ce17" office:value-type="string" calcext:value-type="string">
            <text:p>SIMPLE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iBCS</text:p>
          </table:table-cell>
          <table:table-cell table:style-name="ce17" office:value-type="float" office:value="1999" calcext:value-type="float">
            <text:p>1999</text:p>
          </table:table-cell>
          <table:table-cell table:style-name="ce17" office:value-type="string" calcext:value-type="string">
            <text:p>Latossolo Vermelho Distrófico típico fase franco-arenosa</text:p>
          </table:table-cell>
          <table:table-cell table:style-name="ce17" office:value-type="string" calcext:value-type="string">
            <text:p>LVd</text:p>
          </table:table-cell>
          <table:table-cell table:style-name="ce17" office:value-type="string" calcext:value-type="string">
            <text:p>Arenito</text:p>
          </table:table-cell>
          <table:table-cell table:style-name="ce17" office:value-type="string" calcext:value-type="string">
            <text:p>CRIAÇÃO ANIMAL</text:p>
          </table:table-cell>
          <table:table-cell table:style-name="ce21" office:value-type="string" calcext:value-type="string">
            <text:p>Pastoreio extensivo</text:p>
          </table:table-cell>
          <table:table-cell table:style-name="ce9" office:value-type="string" calcext:value-type="string">
            <text:p>NA</text:p>
          </table:table-cell>
          <table:table-cell table:style-name="ce17" table:number-columns-repeated="11"/>
          <table:table-cell table:number-columns-repeated="992"/>
        </table:table-row>
        <table:table-row table:style-name="ro1">
          <table:table-cell table:style-name="ce17" office:value-type="string" calcext:value-type="string">
            <text:p>LVd-2</text:p>
          </table:table-cell>
          <table:table-cell table:style-name="ce17" office:value-type="string" calcext:value-type="string">
            <text:p>07-09-2000</text:p>
          </table:table-cell>
          <table:table-cell table:style-name="ce17" office:value-type="string" calcext:value-type="string">
            <text:p>WGS 84</text:p>
          </table:table-cell>
          <table:table-cell table:style-name="ce17" office:value-type="float" office:value="-52.342643" calcext:value-type="float">
            <text:p>-52.342643</text:p>
          </table:table-cell>
          <table:table-cell table:style-name="ce17" office:value-type="float" office:value="-28.247855" calcext:value-type="float">
            <text:p>-28.24785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WEB</text:p>
          </table:table-cell>
          <table:table-cell table:style-name="ce17" office:value-type="string" calcext:value-type="string">
            <text:p>BR</text:p>
          </table:table-cell>
          <table:table-cell table:style-name="ce17" office:value-type="string" calcext:value-type="string">
            <text:p>RS</text:p>
          </table:table-cell>
          <table:table-cell table:style-name="ce17" office:value-type="string" calcext:value-type="string">
            <text:p>Passo Fundo</text:p>
          </table:table-cell>
          <table:table-cell table:style-name="ce17" office:value-type="string" calcext:value-type="string">
            <text:p>SIMPLE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iBCS</text:p>
          </table:table-cell>
          <table:table-cell table:style-name="ce17" office:value-type="float" office:value="1999" calcext:value-type="float">
            <text:p>1999</text:p>
          </table:table-cell>
          <table:table-cell table:style-name="ce17" office:value-type="string" calcext:value-type="string">
            <text:p>Latossolo Vermelho Distrófico típico fase argilosa</text:p>
          </table:table-cell>
          <table:table-cell table:style-name="ce17" office:value-type="string" calcext:value-type="string">
            <text:p>LVd</text:p>
          </table:table-cell>
          <table:table-cell table:style-name="ce17" office:value-type="string" calcext:value-type="string">
            <text:p>Basalto</text:p>
          </table:table-cell>
          <table:table-cell table:style-name="ce17" office:value-type="string" calcext:value-type="string">
            <text:p>CRIAÇÃO ANIMAL</text:p>
          </table:table-cell>
          <table:table-cell table:style-name="ce21" office:value-type="string" calcext:value-type="string">
            <text:p>Pastoreio extensivo</text:p>
          </table:table-cell>
          <table:table-cell table:style-name="ce9" office:value-type="string" calcext:value-type="string">
            <text:p>NA</text:p>
          </table:table-cell>
          <table:table-cell table:style-name="ce17" table:number-columns-repeated="11"/>
          <table:table-cell table:number-columns-repeated="992"/>
        </table:table-row>
        <table:table-row table:style-name="ro1">
          <table:table-cell table:style-name="ce17" table:number-columns-repeated="20"/>
          <table:table-cell table:style-name="ce9"/>
          <table:table-cell table:style-name="ce17" table:number-columns-repeated="11"/>
          <table:table-cell table:number-columns-repeated="992"/>
        </table:table-row>
        <table:table-row table:style-name="ro1">
          <table:table-cell table:style-name="ce17" table:number-columns-repeated="20"/>
          <table:table-cell table:style-name="ce9"/>
          <table:table-cell table:style-name="ce17" table:number-columns-repeated="11"/>
          <table:table-cell table:number-columns-repeated="992"/>
        </table:table-row>
        <table:table-row table:style-name="ro1" table:number-rows-repeated="3">
          <table:table-cell table:style-name="ce17" table:number-columns-repeated="20"/>
          <table:table-cell table:style-name="ce9"/>
          <table:table-cell table:style-name="ce17" table:number-columns-repeated="11"/>
          <table:table-cell table:number-columns-repeated="992"/>
        </table:table-row>
        <table:table-row table:style-name="ro1">
          <table:table-cell table:style-name="ce17"/>
          <table:table-cell/>
          <table:table-cell table:style-name="ce17" table:number-columns-repeated="18"/>
          <table:table-cell table:style-name="ce9"/>
          <table:table-cell table:style-name="ce17" table:number-columns-repeated="11"/>
          <table:table-cell table:number-columns-repeated="992"/>
        </table:table-row>
        <table:table-row table:style-name="ro1">
          <table:table-cell table:style-name="ce17" table:number-columns-repeated="20"/>
          <table:table-cell table:style-name="ce9"/>
          <table:table-cell table:style-name="ce17" table:number-columns-repeated="11"/>
          <table:table-cell table:number-columns-repeated="992"/>
        </table:table-row>
        <table:table-row table:style-name="ro1" table:number-rows-repeated="990">
          <table:table-cell table:style-name="ce17" table:number-columns-repeated="20"/>
          <table:table-cell table:style-name="ce9"/>
          <table:table-cell table:style-name="ce17" table:number-columns-repeated="11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er" table:style-name="ta4">
        <table:table-column table:style-name="co7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" table:default-cell-style-name="Default"/>
        <table:table-column table:style-name="co3" table:number-columns-repeated="7" table:default-cell-style-name="Default"/>
        <table:table-column table:style-name="co4" table:number-columns-repeated="999" table:default-cell-style-name="Default"/>
        <table:table-row table:style-name="ro1">
          <table:table-cell table:style-name="ce16" office:value-type="string" calcext:value-type="string">
            <office:annotation draw:style-name="gr1" draw:text-style-name="P2" svg:width="303.76pt" svg:height="29.17pt" svg:x="100.49pt" svg:y="16.16pt" draw:caption-point-x="-11.54pt" draw:caption-point-y="-15.87pt">
              <dc:date>2017-04-12T00:00:00</dc:date>
              <text:p text:style-name="P1">Identificador exclusivo da observação usado no conjunto de dados de origem. Refere-se à aba “observation”.</text:p>
            </office:annotation>
            <text:p>observation_id</text:p>
          </table:table-cell>
          <table:table-cell table:style-name="ce18" office:value-type="string" calcext:value-type="string">
            <office:annotation draw:style-name="gr1" draw:text-style-name="P2" svg:width="297.01pt" svg:height="29.17pt" svg:x="180.74pt" svg:y="16.16pt" draw:caption-point-x="-11.54pt" draw:caption-point-y="-15.87pt">
              <dc:date>2017-04-12T00:00:00</dc:date>
              <text:p text:style-name="P1">Número da camada ou horizonte na observação, atribuído consecutivamente de cima para baixo.</text:p>
            </office:annotation>
            <text:p>layer_number</text:p>
          </table:table-cell>
          <table:table-cell table:style-name="ce18" office:value-type="string" calcext:value-type="string">
            <office:annotation draw:style-name="gr1" draw:text-style-name="P2" svg:width="321pt" svg:height="21pt" svg:x="249.73pt" svg:y="20.24pt" draw:caption-point-x="-11.54pt" draw:caption-point-y="-19.96pt">
              <dc:date>2017-04-12T00:00:00</dc:date>
              <text:p text:style-name="P1">Nome da camada ou horizonte. Exemplo: A, B, C, etc.</text:p>
            </office:annotation>
            <text:p>layer_name</text:p>
          </table:table-cell>
          <table:table-cell table:style-name="ce18" office:value-type="string" calcext:value-type="string">
            <office:annotation draw:style-name="gr1" draw:text-style-name="P2" svg:width="268.5pt" svg:height="40.9pt" svg:x="328.48pt" svg:y="10.29pt" draw:caption-point-x="-11.54pt" draw:caption-point-y="-10.01pt">
              <dc:date>2017-04-12T00:00:00</dc:date>
              <text:p text:style-name="P1">Código laboratorial da amostra. Usado para identificar as repetições de laboratório. Usar 1 se não houver repetição ou código laboratorial específico.</text:p>
            </office:annotation>
            <text:p>sample_code</text:p>
          </table:table-cell>
          <table:table-cell table:style-name="ce16" office:value-type="string" calcext:value-type="string">
            <office:annotation draw:style-name="gr1" draw:text-style-name="P2" svg:width="260.99pt" svg:height="29.17pt" svg:x="404.25pt" svg:y="16.16pt" draw:caption-point-x="-11.54pt" draw:caption-point-y="-15.87pt">
              <dc:date>2017-04-12T00:00:00</dc:date>
              <text:p text:style-name="P1">Profundidade do limite superior da camada ou horizonte (cm).</text:p>
            </office:annotation>
            <text:p>upper_depth</text:p>
          </table:table-cell>
          <table:table-cell table:style-name="ce16" office:value-type="string" calcext:value-type="string">
            <office:annotation draw:style-name="gr1" draw:text-style-name="P2" svg:width="255.74pt" svg:height="29.17pt" svg:x="477.75pt" svg:y="16.16pt" draw:caption-point-x="-11.54pt" draw:caption-point-y="-15.87pt">
              <dc:date>2017-04-12T00:00:00</dc:date>
              <text:p text:style-name="P1">Profundidade do limite inferior da camada ou horizonte (cm).</text:p>
            </office:annotation>
            <text:p>lower_depth</text:p>
          </table:table-cell>
          <table:table-cell table:style-name="ce25" office:value-type="string" calcext:value-type="string">
            <office:annotation draw:style-name="gr1" draw:text-style-name="P2" svg:width="231.02pt" svg:height="21pt" svg:x="570.73pt" svg:y="20.24pt" draw:caption-point-x="-11.54pt" draw:caption-point-y="-19.96pt">
              <dc:date>2017-04-12T00:00:00</dc:date>
              <text:p text:style-name="P1">Dados de ferro. Substitua conforme necessário.</text:p>
            </office:annotation>
            <text:p>fe_cloridrico_eaa</text:p>
          </table:table-cell>
          <table:table-cell table:style-name="ce23" office:value-type="string" calcext:value-type="string">
            <text:p>(…)</text:p>
          </table:table-cell>
          <table:table-cell table:style-name="ce24" table:number-columns-repeated="17"/>
          <table:table-cell table:number-columns-repeated="999"/>
        </table:table-row>
        <table:table-row table:style-name="ro1">
          <table:table-cell table:style-name="ce17" office:value-type="string" calcext:value-type="string">
            <text:p>LVd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18"/>
          <table:table-cell table:number-columns-repeated="999"/>
        </table:table-row>
        <table:table-row table:style-name="ro1">
          <table:table-cell table:style-name="ce17" office:value-type="string" calcext:value-type="string">
            <text:p>LVd-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B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29" calcext:value-type="float">
            <text:p>29</text:p>
          </table:table-cell>
          <table:table-cell table:style-name="ce17" table:number-columns-repeated="18"/>
          <table:table-cell table:number-columns-repeated="999"/>
        </table:table-row>
        <table:table-row table:style-name="ro1">
          <table:table-cell table:style-name="ce17" office:value-type="string" calcext:value-type="string">
            <text:p>LVd-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18"/>
          <table:table-cell table:number-columns-repeated="999"/>
        </table:table-row>
        <table:table-row table:style-name="ro1">
          <table:table-cell table:style-name="ce17" office:value-type="string" calcext:value-type="string">
            <text:p>LVd-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w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5" calcext:value-type="float">
            <text:p>35</text:p>
          </table:table-cell>
          <table:table-cell table:style-name="ce17" table:number-columns-repeated="18"/>
          <table:table-cell table:number-columns-repeated="999"/>
        </table:table-row>
        <table:table-row table:style-name="ro1">
          <table:table-cell table:style-name="ce17" office:value-type="string" calcext:value-type="string">
            <text:p>LVd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number-columns-repeated="18"/>
          <table:table-cell table:number-columns-repeated="999"/>
        </table:table-row>
        <table:table-row table:style-name="ro1">
          <table:table-cell table:style-name="ce17" office:value-type="string" calcext:value-type="string">
            <text:p>LVd-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B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number-columns-repeated="18"/>
          <table:table-cell table:number-columns-repeated="999"/>
        </table:table-row>
        <table:table-row table:style-name="ro1">
          <table:table-cell table:style-name="ce17" office:value-type="string" calcext:value-type="string">
            <text:p>LVd-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B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number-columns-repeated="18"/>
          <table:table-cell table:number-columns-repeated="999"/>
        </table:table-row>
        <table:table-row table:style-name="ro1">
          <table:table-cell table:style-name="ce17" office:value-type="string" calcext:value-type="string">
            <text:p>LVd-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w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61" calcext:value-type="float">
            <text:p>61</text:p>
          </table:table-cell>
          <table:table-cell table:style-name="ce17" table:number-columns-repeated="18"/>
          <table:table-cell table:number-columns-repeated="999"/>
        </table:table-row>
        <table:table-row table:style-name="ro1" table:number-rows-repeated="991">
          <table:table-cell table:style-name="ce17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adata" table:style-name="ta5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26" office:value-type="string" calcext:value-type="string">
            <text:p>sheet_name</text:p>
          </table:table-cell>
          <table:table-cell table:style-name="ce26" office:value-type="string" calcext:value-type="string">
            <text:p>column_name</text:p>
          </table:table-cell>
          <table:table-cell table:style-name="ce26" office:value-type="string" calcext:value-type="string">
            <text:p>attribute_name</text:p>
          </table:table-cell>
          <table:table-cell table:style-name="ce26" office:value-type="string" calcext:value-type="string">
            <text:p>attribute_description</text:p>
          </table:table-cell>
          <table:table-cell table:style-name="ce26" office:value-type="string" calcext:value-type="string">
            <text:p>attribute_unit</text:p>
          </table:table-cell>
          <table:table-cell table:style-name="ce26" office:value-type="string" calcext:value-type="string">
            <text:p>attribute_data_type</text:p>
          </table:table-cell>
          <table:table-cell table:style-name="ce26" office:value-type="string" calcext:value-type="string">
            <text:p>analytical_method</text:p>
          </table:table-cell>
          <table:table-cell table:style-name="ce26" office:value-type="string" calcext:value-type="string">
            <text:p>laboratory_name</text:p>
          </table:table-cell>
          <table:table-cell table:style-name="ce26" office:value-type="string" calcext:value-type="string">
            <text:p>laboratory_country</text:p>
          </table:table-cell>
          <table:table-cell table:style-name="ce26" office:value-type="string" calcext:value-type="string">
            <text:p>laboratory_city</text:p>
          </table:table-cell>
          <table:table-cell table:style-name="ce26" office:value-type="string" calcext:value-type="string">
            <text:p>laboratory_postal_code</text:p>
          </table:table-cell>
          <table:table-cell table:style-name="ce26" office:value-type="string" calcext:value-type="string">
            <text:p>laboratory_street_name</text:p>
          </table:table-cell>
          <table:table-cell table:style-name="ce26" office:value-type="string" calcext:value-type="string">
            <text:p>laboratory_street_number</text:p>
          </table:table-cell>
          <table:table-cell table:style-name="ce24" table:number-columns-repeated="13"/>
          <table:table-cell table:number-columns-repeated="998"/>
        </table:table-row>
        <table:table-row table:style-name="ro1">
          <table:table-cell table:style-name="ce27" office:value-type="string" calcext:value-type="string">
            <text:p>observation</text:p>
          </table:table-cell>
          <table:table-cell table:number-columns-repeated="2" table:style-name="ce27" office:value-type="string" calcext:value-type="string">
            <text:p>observation_id</text:p>
          </table:table-cell>
          <table:table-cell table:style-name="ce33" office:value-type="string" calcext:value-type="string">
            <text:p>Identificador exclusivo da observação usado no conjunto de dados de origem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observation_date</text:p>
          </table:table-cell>
          <table:table-cell table:style-name="ce34" office:value-type="string" calcext:value-type="string">
            <text:p>Data da observação no formato (dd-mm-aaaa)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Data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coord_system</text:p>
          </table:table-cell>
          <table:table-cell table:style-name="ce34" office:value-type="string" calcext:value-type="string">
            <text:p>Sistema de coordenadas utilizado. Por exemplo: WGS 84, SAD 69, SIRGAS 2000, para coordenadas geográficas (graus), ou WGS 84 UTM 23S, SIRGAS 2000 UTM 23S, para coordenadas métricas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Inteir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coord_x</text:p>
          </table:table-cell>
          <table:table-cell table:style-name="ce34" office:value-type="string" calcext:value-type="string">
            <text:p>Coordenada X. O mesmo que Longitude desde que em coordenadas geográficas (graus).</text:p>
          </table:table-cell>
          <table:table-cell table:style-name="ce28" office:value-type="string" calcext:value-type="string">
            <text:p>graus</text:p>
          </table:table-cell>
          <table:table-cell table:style-name="ce28" office:value-type="string" calcext:value-type="string">
            <text:p>Real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coord_y</text:p>
          </table:table-cell>
          <table:table-cell table:style-name="ce34" office:value-type="string" calcext:value-type="string">
            <text:p>Coordenada Y. O mesmo que Latitude desde que em coordenadas geográficas (graus).</text:p>
          </table:table-cell>
          <table:table-cell table:style-name="ce28" office:value-type="string" calcext:value-type="string">
            <text:p>graus</text:p>
          </table:table-cell>
          <table:table-cell table:style-name="ce28" office:value-type="string" calcext:value-type="string">
            <text:p>Real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coord_accuracy</text:p>
          </table:table-cell>
          <table:table-cell table:style-name="ce34" office:value-type="string" calcext:value-type="string">
            <text:p>Erro das coordenadas em metros.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Inteir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coord_source</text:p>
          </table:table-cell>
          <table:table-cell table:style-name="ce34" office:value-type="string" calcext:value-type="string">
            <text:p>"GPS" se as coordenadas vêm de um GPS, "MAPA" se as coordenadas vêm de um mapa, “WEB” se as coordenadas vêm de um serviço web como o Google Maps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country_id</text:p>
          </table:table-cell>
          <table:table-cell table:style-name="ce34" office:value-type="string" calcext:value-type="string">
            <text:p>Código ISO 3166-1 alpha-2 do país. No caso do Brasil, o código é BR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state_id</text:p>
          </table:table-cell>
          <table:table-cell table:style-name="ce34" office:value-type="string" calcext:value-type="string">
            <text:p>Sigla da unidade da federação onde a observação foi realizada. Por exemplo, RS para o Rio Grande do Sul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style-name="ce28" office:value-type="string" calcext:value-type="string">
            <text:p>city_id</text:p>
          </table:table-cell>
          <table:table-cell table:style-name="ce28" office:value-type="string" calcext:value-type="string">
            <text:p>city_name</text:p>
          </table:table-cell>
          <table:table-cell table:style-name="ce34" office:value-type="string" calcext:value-type="string">
            <text:p>Nome da cidade/município onde a observação foi realizada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sample_type</text:p>
          </table:table-cell>
          <table:table-cell table:style-name="ce34" office:value-type="string" calcext:value-type="string">
            <text:p>Tipo de amostragem. Opções: SIMPLES ou COMPOSTA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sample_number</text:p>
          </table:table-cell>
          <table:table-cell table:style-name="ce34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Inteir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sample_area</text:p>
          </table:table-cell>
          <table:table-cell table:style-name="ce34" office:value-type="string" calcext:value-type="string">
            <text:p>Área amostral (m²). Por exemplo, a área de uma trincheira costuma ser de 1 m².</text:p>
          </table:table-cell>
          <table:table-cell table:style-name="ce28" office:value-type="string" calcext:value-type="string">
            <text:p>m2</text:p>
          </table:table-cell>
          <table:table-cell table:style-name="ce28" office:value-type="string" calcext:value-type="string">
            <text:p>Inteir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taxonomy_name_i</text:p>
          </table:table-cell>
          <table:table-cell table:style-name="ce35" office:value-type="string" calcext:value-type="string">
            <text:p>Sistema de classificação do solo utilizado para classificar a observação. Por exemplo: SiBCS, para o Sistema Brasileiro de Classificação do Solo, ST, para o Soil Taxonomy, WRB, para o World Reference Base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taxonomy_year_i</text:p>
          </table:table-cell>
          <table:table-cell table:style-name="ce35" office:value-type="string" calcext:value-type="string">
            <text:p>Ano de publicação do sistema de classificação do solo utilizado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taxon_name_i</text:p>
          </table:table-cell>
          <table:table-cell table:style-name="ce35" office:value-type="string" calcext:value-type="string">
            <text:p>Nome da classificação da observação. Por exemplo: Latossolo Vermelho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taxon_code_i</text:p>
          </table:table-cell>
          <table:table-cell table:style-name="ce35" office:value-type="string" calcext:value-type="string">
            <text:p>Código da classificação da observação. Por exemplo: LV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litology_name</text:p>
          </table:table-cell>
          <table:table-cell table:style-name="ce35" office:value-type="string" calcext:value-type="string">
            <text:p>Rocha subjacente ao local de observação. Por exemplo: BASALTO. Veja a Tabela 12 de http://www.fao.org/docrep/019/a0541e/a0541e.pdf para mais informações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4">
          <table:table-cell table:style-name="ce30" office:value-type="string" calcext:value-type="string">
            <text:p>observation</text:p>
          </table:table-cell>
          <table:table-cell table:number-columns-repeated="2" table:style-name="ce30" office:value-type="string" calcext:value-type="string">
            <text:p>landuse_name</text:p>
          </table:table-cell>
          <table:table-cell table:style-name="ce36" office:value-type="string" calcext:value-type="string">
            <text:p>Uso da terra no momento da observação. Opções: AGRICULTURA, MISTO, CRIAÇÃO ANIMAL, SILVICULTURA, PROTEÇÃO DA NATUREZA, <text:s/>URBANO, MILITAR, OUTRO. Veja a Tabela 8 de http://www.fao.org/docrep/019/a0541e/a0541e.pdf para mais informações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4">
          <table:table-cell table:style-name="ce30" office:value-type="string" calcext:value-type="string">
            <text:p>observation</text:p>
          </table:table-cell>
          <table:table-cell table:number-columns-repeated="2" table:style-name="ce32" office:value-type="string" calcext:value-type="string">
            <text:p>management_type</text:p>
          </table:table-cell>
          <table:table-cell table:style-name="ce36" office:value-type="string" calcext:value-type="string">
            <text:p>Tipo de manejo do solo empregado no local de observação. Por exemplo: Pastoreio extensivo, Cultivo irrigado, Uso recreativo, entre outros. Veja a Tabela 8 de http://www.fao.org/docrep/019/a0541e/a0541e.pdf para mais informações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30" office:value-type="string" calcext:value-type="string">
            <text:p>observation</text:p>
          </table:table-cell>
          <table:table-cell table:number-columns-repeated="2" table:style-name="ce32" office:value-type="string" calcext:value-type="string">
            <text:p>crop_name</text:p>
          </table:table-cell>
          <table:table-cell table:style-name="ce37" office:value-type="string" calcext:value-type="string">
            <text:p>Cultura principal no local de observação. Usada para usos da terra como agricultura, misto e silvicultura. Ex.: Milho, Arroz, Feijão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1" office:value-type="string" calcext:value-type="string">
            <text:p>(…)</text:p>
          </table:table-cell>
          <table:table-cell table:style-name="ce25" table:number-columns-repeated="2"/>
          <table:table-cell table:style-name="ce38"/>
          <table:table-cell table:style-name="ce25"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1"/>
          <table:table-cell table:style-name="ce25" table:number-columns-repeated="2"/>
          <table:table-cell table:style-name="ce38"/>
          <table:table-cell table:style-name="ce25"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7" office:value-type="string" calcext:value-type="string">
            <text:p>layer</text:p>
          </table:table-cell>
          <table:table-cell table:number-columns-repeated="2" table:style-name="ce27" office:value-type="string" calcext:value-type="string">
            <text:p>observation_id</text:p>
          </table:table-cell>
          <table:table-cell table:style-name="ce33" office:value-type="string" calcext:value-type="string">
            <text:p>Identificador exclusivo da observação usado no conjunto de dados de origem. Refere-se à aba “observation”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layer</text:p>
          </table:table-cell>
          <table:table-cell table:number-columns-repeated="2" table:style-name="ce28" office:value-type="string" calcext:value-type="string">
            <text:p>layer_number</text:p>
          </table:table-cell>
          <table:table-cell table:style-name="ce34" office:value-type="string" calcext:value-type="string">
            <text:p>Número da camada ou horizonte na observação, atribuído consecutivamente de cima para baixo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Inteir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layer</text:p>
          </table:table-cell>
          <table:table-cell table:number-columns-repeated="2" table:style-name="ce28" office:value-type="string" calcext:value-type="string">
            <text:p>layer_name</text:p>
          </table:table-cell>
          <table:table-cell table:style-name="ce34" office:value-type="string" calcext:value-type="string">
            <text:p>Nome da camada ou horizonte. Exemplo: A, B, C, etc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5">
          <table:table-cell table:style-name="ce28" office:value-type="string" calcext:value-type="string">
            <text:p>layer</text:p>
          </table:table-cell>
          <table:table-cell table:number-columns-repeated="2" table:style-name="ce3" office:value-type="string" calcext:value-type="string">
            <text:p>sample_code</text:p>
          </table:table-cell>
          <table:table-cell table:style-name="ce34" office:value-type="string" calcext:value-type="string">
            <text:p>Código laboratorial da amostra. Usado para identificar as repetições de laboratório. Usar 1 se não houver repetição ou código laboratorial específico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7" office:value-type="string" calcext:value-type="string">
            <text:p>layer</text:p>
          </table:table-cell>
          <table:table-cell table:number-columns-repeated="2" table:style-name="ce27" office:value-type="string" calcext:value-type="string">
            <text:p>upper_depth</text:p>
          </table:table-cell>
          <table:table-cell table:style-name="ce33" office:value-type="string" calcext:value-type="string">
            <text:p>Profundidade do limite superior da camada ou horizonte (cm).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7" office:value-type="string" calcext:value-type="string">
            <text:p>layer</text:p>
          </table:table-cell>
          <table:table-cell table:number-columns-repeated="2" table:style-name="ce27" office:value-type="string" calcext:value-type="string">
            <text:p>lower_depth</text:p>
          </table:table-cell>
          <table:table-cell table:style-name="ce33" office:value-type="string" calcext:value-type="string">
            <text:p>Profundidade do limite inferior da camada ou horizonte (cm).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6">
          <table:table-cell table:style-name="ce27" office:value-type="string" calcext:value-type="string">
            <text:p>layer</text:p>
          </table:table-cell>
          <table:table-cell table:number-columns-repeated="2" table:style-name="ce25" office:value-type="string" calcext:value-type="string">
            <text:p>fe_cloridrico_eaa</text:p>
          </table:table-cell>
          <table:table-cell table:style-name="ce38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25" office:value-type="string" calcext:value-type="string">
            <text:p>g/kg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n/a</text:p>
          </table:table-cell>
          <table:table-cell table:style-name="ce25"/>
          <table:table-cell table:style-name="ce25" office:value-type="string" calcext:value-type="string">
            <text:p>Brasil</text:p>
          </table:table-cell>
          <table:table-cell table:style-name="ce25" office:value-type="string" calcext:value-type="string">
            <text:p>Porto Alegre</text:p>
          </table:table-cell>
          <table:table-cell table:style-name="ce25" table:number-columns-repeated="3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1" office:value-type="string" calcext:value-type="string">
            <text:p>(…)</text:p>
          </table:table-cell>
          <table:table-cell table:style-name="ce25" table:number-columns-repeated="12"/>
          <table:table-cell table:style-name="ce9" table:number-columns-repeated="13"/>
          <table:table-cell table:number-columns-repeated="998"/>
        </table:table-row>
        <table:table-row table:style-name="ro1" table:number-rows-repeated="968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ervation" style:display-name="PageStyle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" style:display-name="PageStyle_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62" meta:object-count="0"/>
    <meta:generator>LibreOfficeDev/5.1.0.3$Linux_X86_64 LibreOffice_project/</meta:generator>
  </office:meta>
</office:document-meta>
</file>